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1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79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5.58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dbdbd" fo:wrap-option="wrap" fo:border="0.06pt solid #000000" style:vertical-align="top"/>
    </style:style>
    <style:style style:name="ce4" style:family="table-cell" style:parent-style-name="Default">
      <style:table-cell-properties fo:wrap-option="wrap" fo:border="0.06pt solid #000000" style:vertical-align="top"/>
    </style:style>
    <style:style style:name="ce6" style:family="table-cell" style:parent-style-name="Default">
      <style:table-cell-properties fo:background-color="#eeeeee" fo:wrap-option="wrap" fo:border="0.06pt solid #000000" style:vertical-align="top"/>
    </style:style>
    <style:style style:name="ce7" style:family="table-cell" style:parent-style-name="Default">
      <style:table-cell-properties fo:wrap-option="wrap" style:vertical-align="top"/>
    </style:style>
    <style:style style:name="ce10" style:family="table-cell" style:parent-style-name="Default">
      <style:table-cell-properties fo:background-color="#bdbdbd" fo:border="0.06pt solid #000000"/>
    </style:style>
    <style:style style:name="ce11" style:family="table-cell" style:parent-style-name="Default">
      <style:table-cell-properties fo:border="0.06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normal" style:font-weight-asian="bold" style:font-weight-complex="bold" style:font-style-asian="normal" style:font-style-complex="norm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6" style:family="text">
      <style:text-properties fo:color="#c45911"/>
    </style:style>
    <style:style style:name="T7" style:family="text">
      <style:text-properties fo:color="#33691e"/>
    </style:style>
    <style:style style:name="T8" style:family="text">
      <style:text-properties fo:color="#bf360c"/>
    </style:style>
    <style:style style:name="T9" style:family="text">
      <style:text-properties style:font-name="Liberation Sans" fo:font-size="10pt" style:font-size-asian="10pt" style:font-size-complex="10pt" fo:color="#000000"/>
    </style:style>
    <style:style style:name="T10" style:family="text">
      <style:text-properties fo:color="#000000" style:font-style-asian="normal" style:font-weight-complex="normal" style:font-weight-asian="normal" style:font-name="Liberation Sans" style:font-name-asian="DejaVu Sans Mono" fo:font-style="normal" style:font-size-asian="10pt" fo:font-weight="normal" style:font-size-complex="10pt" style:font-style-complex="normal" fo:font-size="10pt" style:font-name-complex="DejaVu Sans Mono"/>
    </style:style>
    <style:style style:name="T11" style:family="text">
      <style:text-properties style:font-style-asian="normal" style:font-weight-complex="normal" style:font-weight-asian="normal" style:font-name="Liberation Sans" style:font-name-asian="DejaVu Sans Mono" fo:font-style="normal" style:font-size-asian="10pt" fo:font-weight="normal" style:font-size-complex="10pt" style:font-style-complex="normal" fo:font-size="10pt" style:font-name-complex="DejaVu Sans Mono" fo:color="#33691e"/>
    </style:style>
    <style:style style:name="T12" style:family="text">
      <style:text-properties style:font-style-asian="normal" style:font-weight-complex="normal" style:font-weight-asian="normal" style:font-name="Liberation Sans" style:font-name-asian="DejaVu Sans Mono" fo:font-style="normal" style:font-size-asian="10pt" fo:font-weight="normal" style:font-size-complex="10pt" style:font-style-complex="normal" fo:font-size="10pt" style:font-name-complex="DejaVu Sans Mono" fo:color="#000000"/>
    </style:style>
    <style:style style:name="T13" style:family="text">
      <style:text-properties style:font-style-asian="normal" style:font-weight-complex="normal" style:font-weight-asian="normal" style:font-name="Liberation Sans" style:font-name-asian="DejaVu Sans Mono" fo:font-style="normal" style:font-size-asian="10pt" fo:font-weight="normal" style:font-size-complex="10pt" style:font-style-complex="normal" fo:font-size="10pt" style:font-name-complex="DejaVu Sans Mono" fo:color="#bf360c"/>
    </style:style>
    <style:style style:name="T14" style:family="text">
      <style:text-properties style:font-style-asian="normal" style:font-weight-complex="normal" style:font-weight-asian="normal" style:font-name="Liberation Sans" style:font-name-asian="DejaVu Sans Mono" fo:font-style="normal" style:font-size-asian="10pt" fo:font-weight="normal" style:font-size-complex="10pt" style:font-style-complex="normal" fo:font-size="10pt" style:font-name-complex="DejaVu Sans Mono" fo:color="#c45911"/>
    </style:style>
    <style:style style:name="T15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16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fo:color="#33691e"/>
    </style:style>
    <style:style style:name="T17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fo:color="#01579b"/>
    </style:style>
    <style:style style:name="T18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fo:color="#bf360c"/>
    </style:style>
    <style:style style:name="T19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irflow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62" table:default-cell-style-name="ce7"/>
        <table:table-row table:style-name="ro1">
          <table:table-cell table:style-name="ce3" office:value-type="string" calcext:value-type="string">
            <text:p>Код, элемент</text:p>
          </table:table-cell>
          <table:table-cell table:style-name="ce3" office:value-type="string" calcext:value-type="string">
            <text:p>Назначение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<text:a xlink:href="https://airflow.apache.org/docs/apache-airflow/1.10.3/_modules/airflow/utils/trigger_rule.html" xlink:type="simple">https://airflow.apache.org/docs/apache-airflow/1.10.3/_modules/airflow/utils/trigger_rule.html</text:a></text:p>
          </table:table-cell>
          <table:table-cell table:style-name="ce3" office:value-type="string" calcext:value-type="string">
            <text:p>Ссылка на ДОКУМЕНТАЦИЮ!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<text:span text:style-name="T1">1) Контроль выполнения</text:span></text:p>
            <text:p><text:span text:style-name="T1">2) Автоматический перезапуск</text:span></text:p>
            <text:p>3) Получение сообщений о статусах заданий</text:p>
            <text:p/>
            <text:p><text:span text:style-name="T1">4) Визуализация</text:span></text:p>
            <text:p><text:span text:style-name="T2">5) Масштабируемость</text:span></text:p>
            <text:p><text:span text:style-name="T3">6) Запуск по расписанию</text:span></text:p>
            <text:p><text:span text:style-name="T4">7) Запуск по триггерам</text:span></text:p>
            <text:p/>
            <text:p><text:span text:style-name="T5">8) Параллельное выполнение</text:span></text:p>
            <text:p><text:span text:style-name="T5">9) Разные действия в зависимости от статуса</text:span></text:p>
            <text:p><text:span text:style-name="T5">10) Сложные зависимости от нескольких источников данных</text:span></text:p>
          </table:table-cell>
          <table:table-cell table:style-name="ce4" office:value-type="string" calcext:value-type="string">
            <text:p>Что позволяет Airflow по сравнению с простой простыней последовательного кода в Python</text:p>
          </table:table-cell>
          <table:table-cell table:number-columns-repeated="62"/>
        </table:table-row>
        <table:table-row table:style-name="ro3">
          <table:table-cell table:style-name="ce4" office:value-type="string" calcext:value-type="string">
            <text:p>ETL</text:p>
          </table:table-cell>
          <table:table-cell table:style-name="ce4" office:value-type="string" calcext:value-type="string">
            <text:p>Extract — Transform — Load <text:s/>- стандартный пайплайн работы с данными, который можно реализвать в Airflow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Установка</text:p>
          </table:table-cell>
          <table:table-cell table:style-name="ce3"/>
          <table:table-cell table:number-columns-repeated="62"/>
        </table:table-row>
        <table:table-row table:style-name="ro3">
          <table:table-cell table:style-name="ce4" office:value-type="string" calcext:value-type="string">
            <text:p>pip install apache-airflow[postgres,s3]</text:p>
            <text:p>airflow initdb</text:p>
          </table:table-cell>
          <table:table-cell table:style-name="ce4" office:value-type="string" calcext:value-type="string">
            <text:p>Установка с доп. пакетами postgres и s3.</text:p>
            <text:p>Инициализация базы данныъ</text:p>
          </table:table-cell>
          <table:table-cell table:number-columns-repeated="62"/>
        </table:table-row>
        <table:table-row table:style-name="ro1" table:number-rows-repeated="7">
          <table:table-cell table:style-name="ce4" table:number-columns-repeated="2"/>
          <table:table-cell table:number-columns-repeated="62"/>
        </table:table-row>
        <table:table-row table:style-name="ro4">
          <table:table-cell table:style-name="ce3" office:value-type="string" calcext:value-type="string">
            <text:p>DAG</text:p>
          </table:table-cell>
          <table:table-cell table:style-name="ce3" office:value-type="string" calcext:value-type="string">
            <text:p>Directed Acyclic Graph — pipeline задач (тасок, операторов), способный иметь разные ветки, предусматривающий условия и зависимости между задачами. Называем «Графами»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SubDAG</text:p>
          </table:table-cell>
          <table:table-cell table:style-name="ce4" office:value-type="string" calcext:value-type="string">
            <text:p>Граф внутри другого Графа.</text:p>
          </table:table-cell>
          <table:table-cell table:number-columns-repeated="62"/>
        </table:table-row>
        <table:table-row table:style-name="ro5">
          <table:table-cell table:style-name="ce4" office:value-type="string" calcext:value-type="string">
            <text:p/>
            <text:p>ALL_SUCCESS = 'all_success'</text:p>
            <text:p>    ALL_FAILED = 'all_failed'</text:p>
            <text:p>    ALL_DONE = 'all_done'</text:p>
            <text:p>    ONE_SUCCESS = 'one_success'</text:p>
            <text:p>    ONE_FAILED = 'one_failed'</text:p>
            <text:p>    NONE_FAILED = 'none_failed'</text:p>
            <text:p>    NONE_SKIPPED = 'none_skipped'</text:p>
            <text:p>    DUMMY = 'dummy'</text:p>
          </table:table-cell>
          <table:table-cell table:style-name="ce4" office:value-type="string" calcext:value-type="string">
            <text:p>Условия перехода к таске и запуска таски:</text:p>
            <text:p>все (родительские)  успешны</text:p>
            <text:p>все (родительские) зафейлились</text:p>
            <text:p>все закончились</text:p>
            <text:p>одна родительская успешна</text:p>
            <text:p>одна зафейлилась</text:p>
            <text:p>ни одной зафейленой (все успешны)</text:p>
            <text:p>ни одна не пропущена</text:p>
            <text:p/>
          </table:table-cell>
          <table:table-cell table:number-columns-repeated="62"/>
        </table:table-row>
        <table:table-row table:style-name="ro1" table:number-rows-repeated="2">
          <table:table-cell table:style-name="ce4" table:number-columns-repeated="2"/>
          <table:table-cell table:number-columns-repeated="62"/>
        </table:table-row>
        <table:table-row table:style-name="ro6">
          <table:table-cell table:style-name="ce4" office:value-type="string" calcext:value-type="string">
            <text:p>default_args = {</text:p>
            <text:p>    'owner': 'airflow',</text:p>
            <text:p>    'depends_on_past': False,</text:p>
            <text:p>    'start_date': datetime(2015, 6, 1),</text:p>
            <text:p>    'email': ['airflow@example.com'],</text:p>
            <text:p>    'email_on_failure': False,</text:p>
            <text:p>    'email_on_retry': False,</text:p>
            <text:p>    'retries': 1,</text:p>
            <text:p>    'retry_delay': timedelta(minutes=5),</text:p>
            <text:p>    # 'queue': 'bash_queue',</text:p>
            <text:p>    # 'pool': 'backfill',</text:p>
            <text:p>    # 'priority_weight': 10,</text:p>
            <text:p>    # 'end_date': datetime(2016, 1, 1),</text:p>
            <text:p>}</text:p>
          </table:table-cell>
          <table:table-cell table:style-name="ce4" office:value-type="string" calcext:value-type="string">
            <text:p>В ДАГе (Графе) описывается словарь дефолтных параметров, передаваемых во все оперторы.  Config по сути</text:p>
            <text:p><text:a xlink:href="https://airflow.apache.org/docs/apache-airflow/1.10.3/tutorial.html" xlink:type="simple">https://airflow.apache.org/docs/apache-airflow/1.10.3/tutorial.html</text:a></text:p>
          </table:table-cell>
          <table:table-cell table:number-columns-repeated="62"/>
        </table:table-row>
        <table:table-row table:style-name="ro3">
          <table:table-cell table:style-name="ce4" office:value-type="string" calcext:value-type="string">
            <text:p><text:span text:style-name="T6">from</text:span> airflow <text:span text:style-name="T6">import</text:span> DAG</text:p>
            <text:p>dag = DAG( <text:span text:style-name="T7">'tutorial'</text:span>, <text:span text:style-name="T8">default_args</text:span>=default_args, <text:span text:style-name="T8">schedule_interval</text:span>=timedelta(days=1) )</text:p>
          </table:table-cell>
          <table:table-cell table:style-name="ce4" office:value-type="string" calcext:value-type="string">
            <text:p>Инициализация Графа (ДАГа) с именем <text:span text:style-name="T7">„tutorial“</text:span></text:p>
          </table:table-cell>
          <table:table-cell table:number-columns-repeated="62"/>
        </table:table-row>
        <table:table-row table:style-name="ro7">
          <table:table-cell table:style-name="ce4" office:value-type="string" calcext:value-type="string">
            <text:p><text:span text:style-name="T8">Catchup</text:span>=<text:span text:style-name="T6">True</text:span></text:p>
            <text:p><text:span text:style-name="T9"/></text:p>
            <text:p><text:span text:style-name="T10">dag = DAG(</text:span><text:span text:style-name="T11">'upload_8GPA'</text:span><text:span text:style-name="T12">, </text:span><text:span text:style-name="T13">default_args</text:span><text:span text:style-name="T12">=default_args, </text:span><text:span text:style-name="T13">schedule_interval</text:span><text:span text:style-name="T12">=</text:span><text:span text:style-name="T11">'5-55/10 * * * *'</text:span><text:span text:style-name="T12">, </text:span><text:span text:style-name="T13">catchup</text:span><text:span text:style-name="T12">=</text:span><text:span text:style-name="T14">False</text:span><text:span text:style-name="T12">,    </text:span><text:span text:style-name="T13">max_active_runs</text:span><text:span text:style-name="T12">=1)</text:span></text:p>
          </table:table-cell>
          <table:table-cell table:style-name="ce4" office:value-type="string" calcext:value-type="string">
            <text:p>Атрибут Дага, булевный. true говорит, что если у нас пропущены дни скачивания данных, то при обнаружении этого, мы будем обращатсья к базе и докачивать данные.</text:p>
          </table:table-cell>
          <table:table-cell table:number-columns-repeated="62"/>
        </table:table-row>
        <table:table-row table:style-name="ro1" table:number-rows-repeated="2">
          <table:table-cell table:style-name="ce4" table:number-columns-repeated="2"/>
          <table:table-cell table:number-columns-repeated="62"/>
        </table:table-row>
        <table:table-row table:style-name="ro4">
          <table:table-cell table:style-name="ce3" office:value-type="string" calcext:value-type="string">
            <text:p>Operator</text:p>
          </table:table-cell>
          <table:table-cell table:style-name="ce3" office:value-type="string" calcext:value-type="string">
            <text:p>По сути и есть таска (задача). Описывает, ЧТО будет сделано в таске.</text:p>
            <text:p>Содержит код Bash, или Python, или другой…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BashOperator</text:p>
          </table:table-cell>
          <table:table-cell table:style-name="ce4" office:value-type="string" calcext:value-type="string">
            <text:p>Выполняет Bash-код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PythonOperator</text:p>
          </table:table-cell>
          <table:table-cell table:style-name="ce4" office:value-type="string" calcext:value-type="string">
            <text:p>Выполняет Python-функцию/код с классами или иной логикой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EmailOperator</text:p>
          </table:table-cell>
          <table:table-cell table:style-name="ce4" office:value-type="string" calcext:value-type="string">
            <text:p>отправляет/принимает письмо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SimpleHttpOperator</text:p>
          </table:table-cell>
          <table:table-cell table:style-name="ce4" office:value-type="string" calcext:value-type="string">
            <text:p>делает POST/HEAD/GET/PUT/и т. д. <text:s/>HTTP-запросы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MySQLOperator, PostresOperator, SqliteOperator </text:p>
          </table:table-cell>
          <table:table-cell table:style-name="ce4" office:value-type="string" calcext:value-type="string">
            <text:p>выполняет SQL-запрос</text:p>
          </table:table-cell>
          <table:table-cell table:number-columns-repeated="62"/>
        </table:table-row>
        <table:table-row table:style-name="ro3">
          <table:table-cell table:style-name="ce4" office:value-type="string" calcext:value-type="string">
            <text:p>Sensor</text:p>
          </table:table-cell>
          <table:table-cell table:style-name="ce4" office:value-type="string" calcext:value-type="string">
            <text:p>Оператор, который ждёт определённого события (времени, файла, записи …)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DockerOperator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4" office:value-type="string" calcext:value-type="string">
            <text:p>HiveOperator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4" office:value-type="string" calcext:value-type="string">
            <text:p>… any manual Operator</text:p>
          </table:table-cell>
          <table:table-cell table:style-name="ce4" office:value-type="string" calcext:value-type="string">
            <text:p>Можно создать другой оператор самостоятельно</text:p>
          </table:table-cell>
          <table:table-cell table:number-columns-repeated="62"/>
        </table:table-row>
        <table:table-row table:style-name="ro1">
          <table:table-cell table:style-name="ce4" table:number-columns-repeated="2"/>
          <table:table-cell table:number-columns-repeated="62"/>
        </table:table-row>
        <table:table-row table:style-name="ro1">
          <table:table-cell table:style-name="ce6" office:value-type="string" calcext:value-type="string">
            <text:p>callback</text:p>
          </table:table-cell>
          <table:table-cell table:style-name="ce6" office:value-type="string" calcext:value-type="string">
            <text:p>Инструмент отправки сообщения по результатам таски</text:p>
          </table:table-cell>
          <table:table-cell table:number-columns-repeated="62"/>
        </table:table-row>
        <table:table-row table:style-name="ro1" table:number-rows-repeated="2">
          <table:table-cell table:style-name="ce4" table:number-columns-repeated="2"/>
          <table:table-cell table:number-columns-repeated="62"/>
        </table:table-row>
        <table:table-row table:style-name="ro3">
          <table:table-cell table:style-name="ce6" office:value-type="string" calcext:value-type="string">
            <text:p>backfill</text:p>
          </table:table-cell>
          <table:table-cell table:style-name="ce6" office:value-type="string" calcext:value-type="string">
            <text:p>Скачивает данные за большой период, но каким-то упрощённым методом вместо загрузки базы данных мощным запросом…</text:p>
          </table:table-cell>
          <table:table-cell table:number-columns-repeated="62"/>
        </table:table-row>
        <table:table-row table:style-name="ro1" table:number-rows-repeated="6">
          <table:table-cell table:style-name="ce4" table:number-columns-repeated="2"/>
          <table:table-cell table:number-columns-repeated="62"/>
        </table:table-row>
        <table:table-row table:style-name="ro1">
          <table:table-cell table:style-name="ce3" office:value-type="string" calcext:value-type="string">
            <text:p>Xcoms</text:p>
          </table:table-cell>
          <table:table-cell table:style-name="ce3" office:value-type="string" calcext:value-type="string">
            <text:p>Cross-Comunication — передача данных ежду тасками</text:p>
          </table:table-cell>
          <table:table-cell table:number-columns-repeated="62"/>
        </table:table-row>
        <table:table-row table:style-name="ro3">
          <table:table-cell table:style-name="ce4" office:value-type="string" calcext:value-type="string">
            <text:p><text:span text:style-name="T6">def</text:span> push_function():</text:p>
            <text:p>    <text:span text:style-name="T6">return</text:span> value</text:p>
          </table:table-cell>
          <table:table-cell table:style-name="ce4" office:value-type="string" calcext:value-type="string">
            <text:p>одна таска пушит данные</text:p>
            <text:p>в PythonOperator  <text:span text:style-name="T7">„pushing_task“</text:span></text:p>
          </table:table-cell>
          <table:table-cell table:number-columns-repeated="62"/>
        </table:table-row>
        <table:table-row table:style-name="ro4">
          <table:table-cell table:style-name="ce4" office:value-type="string" calcext:value-type="string">
            <text:p><text:span text:style-name="T6">def</text:span> pull_function(**context):</text:p>
            <text:p><text:span text:style-name="T15">    value = context[</text:span><text:span text:style-name="T16">„task_instance“</text:span><text:span text:style-name="T15">].</text:span><text:span text:style-name="T17">xcom_pull</text:span><text:span text:style-name="T15">(</text:span><text:span text:style-name="T18">task_ids=</text:span><text:span text:style-name="T16">„pushing_task“</text:span>)</text:p>
          </table:table-cell>
          <table:table-cell table:style-name="ce4" office:value-type="string" calcext:value-type="string">
            <text:p>Другая пуллит (получает).</text:p>
            <text:p>Для этого параметр <text:span text:style-name="T8">provide_context</text:span>=<text:span text:style-name="T6">True,</text:span></text:p>
            <text:p><text:span text:style-name="T19">в </text:span><text:span text:style-name="T8">task_ids</text:span><text:span text:style-name="T19"> передаем таску, у которой берём данные (пушащую)</text:span></text:p>
          </table:table-cell>
          <table:table-cell table:number-columns-repeated="62"/>
        </table:table-row>
        <table:table-row table:style-name="ro4">
          <table:table-cell table:style-name="ce4"/>
          <table:table-cell table:style-name="ce4" office:value-type="string" calcext:value-type="string">
            <text:p>Любой объект, который можно сериализовать (превратить в последовательность байтов, для чего служит pickle либа в Питоне) может быть передаваемым значением. Но следим за размером</text:p>
          </table:table-cell>
          <table:table-cell table:number-columns-repeated="62"/>
        </table:table-row>
        <table:table-row table:style-name="ro1" table:number-rows-repeated="2">
          <table:table-cell table:style-name="ce4" table:number-columns-repeated="2"/>
          <table:table-cell table:number-columns-repeated="62"/>
        </table:table-row>
        <table:table-row table:style-name="ro1">
          <table:table-cell table:style-name="ce3" office:value-type="string" calcext:value-type="string">
            <text:p>Executors</text:p>
          </table:table-cell>
          <table:table-cell table:style-name="ce3" office:value-type="string" calcext:value-type="string">
            <text:p>Исполнители</text:p>
          </table:table-cell>
          <table:table-cell table:number-columns-repeated="62"/>
        </table:table-row>
        <table:table-row table:style-name="ro3">
          <table:table-cell table:style-name="ce4" office:value-type="string" calcext:value-type="string">
            <text:p>CeleryExecutor</text:p>
          </table:table-cell>
          <table:table-cell table:style-name="ce4" office:value-type="string" calcext:value-type="string">
            <text:p>самый популярный, запускает таски, которые могут быть выполнены на других машинах.</text:p>
          </table:table-cell>
          <table:table-cell table:number-columns-repeated="62"/>
        </table:table-row>
        <table:table-row table:style-name="ro3">
          <table:table-cell table:style-name="ce4" office:value-type="string" calcext:value-type="string">
            <text:p>DaskExecutor</text:p>
            <text:p>KubernetesExecutor…</text:p>
          </table:table-cell>
          <table:table-cell table:style-name="ce4"/>
          <table:table-cell table:number-columns-repeated="62"/>
        </table:table-row>
        <table:table-row table:style-name="ro1" table:number-rows-repeated="2">
          <table:table-cell table:style-name="ce4" table:number-columns-repeated="2"/>
          <table:table-cell table:number-columns-repeated="62"/>
        </table:table-row>
        <table:table-row table:style-name="ro3">
          <table:table-cell table:style-name="ce3" office:value-type="string" calcext:value-type="string">
            <text:p>Hooks</text:p>
          </table:table-cell>
          <table:table-cell table:style-name="ce3" office:value-type="string" calcext:value-type="string">
            <text:p>упростители взаимодействий с базами данных и прочими системами</text:p>
          </table:table-cell>
          <table:table-cell table:number-columns-repeated="62"/>
        </table:table-row>
        <table:table-row table:style-name="ro1" table:number-rows-repeated="2">
          <table:table-cell table:style-name="ce4" table:number-columns-repeated="2"/>
          <table:table-cell table:number-columns-repeated="62"/>
        </table:table-row>
        <table:table-row table:style-name="ro1">
          <table:table-cell table:style-name="ce3" office:value-type="string" calcext:value-type="string">
            <text:p>Jinja templates</text:p>
          </table:table-cell>
          <table:table-cell table:style-name="ce3"/>
          <table:table-cell table:number-columns-repeated="62"/>
        </table:table-row>
        <table:table-row table:style-name="ro8">
          <table:table-cell table:style-name="ce4" office:value-type="string" calcext:value-type="string">
            <text:p>templated_command = """</text:p>
            <text:p>    {% for i in range(5) %}</text:p>
            <text:p>        echo "{{ ds }}"</text:p>
            <text:p>        echo "{{ macros.ds_add(ds, 7) }}"</text:p>
            <text:p>        echo "{{ params.my_param }}"</text:p>
            <text:p>    {% endfor %}</text:p>
            <text:p>"""</text:p>
          </table:table-cell>
          <table:table-cell table:style-name="ce4" office:value-type="string" calcext:value-type="string">
            <text:p>Позволяет генерить не только html-странички,</text:p>
            <text:p>но и целые страницы кода на python, описывающие ДАГи.</text:p>
            <text:p>Можно сделать шаблон описания ДАГа и параметризовать его (страна, время запуска, …)</text:p>
            <text:p><text:a xlink:href="https://jinja2docs.readthedocs.io/en/stable/api.html" xlink:type="simple">https://jinja2docs.readthedocs.io/en/stable/api.html</text:a>#</text:p>
          </table:table-cell>
          <table:table-cell table:number-columns-repeated="62"/>
        </table:table-row>
        <table:table-row table:style-name="ro1" table:number-rows-repeated="18">
          <table:table-cell table:style-name="ce4" table:number-columns-repeated="2"/>
          <table:table-cell table:number-columns-repeated="62"/>
        </table:table-row>
        <table:table-row table:style-name="ro1" table:number-rows-repeated="104849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dis" table:style-name="ta1">
        <table:table-column table:style-name="co4" table:number-columns-repeated="2" table:default-cell-style-name="ce11"/>
        <table:table-row table:style-name="ro1">
          <table:table-cell table:style-name="ce10" office:value-type="string" calcext:value-type="string">
            <text:p>Redis</text:p>
          </table:table-cell>
          <table:table-cell table:style-name="ce10" office:value-type="string" calcext:value-type="string">
            <text:p>Redis хранилище ключей</text:p>
          </table:table-cell>
        </table:table-row>
        <table:table-row table:style-name="ro1">
          <table:table-cell/>
          <table:table-cell office:value-type="string" calcext:value-type="string">
            <text:p><text:a xlink:href="https://python-scripts.com/redis#beginning-redis-examples" xlink:type="simple">https://python-scripts.com/redis#beginning-redis-examples</text:a></text:p>
          </table:table-cell>
        </table:table-row>
        <table:table-row table:style-name="ro1" table:number-rows-repeated="3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.00.0000</text:date>, <text:time style:data-style-name="N2" text:time-value="09:40:33.28567710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4.2$Linux_X86_64 LibreOffice_project/40$Build-2</meta:generator>
    <dc:date>2021-05-06T22:58:48.742228267</dc:date>
    <meta:editing-duration>PT14H10M16S</meta:editing-duration>
    <meta:editing-cycles>72</meta:editing-cycles>
    <meta:document-statistic meta:table-count="2" meta:cell-count="65" meta:object-count="0"/>
  </office:meta>
</office:document-meta>
</file>